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118in"/>
    </style:style>
    <style:style style:name="co5" style:family="table-column">
      <style:table-column-properties fo:break-before="auto" style:column-width="0.163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1744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0.5457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1854in"/>
    </style:style>
    <style:style style:name="co14" style:family="table-column">
      <style:table-column-properties fo:break-before="auto" style:column-width="0.5346in"/>
    </style:style>
    <style:style style:name="co15" style:family="table-column">
      <style:table-column-properties fo:break-before="auto" style:column-width="0.5134in"/>
    </style:style>
    <style:style style:name="co16" style:family="table-column">
      <style:table-column-properties fo:break-before="auto" style:column-width="0.1417in"/>
    </style:style>
    <style:style style:name="co17" style:family="table-column">
      <style:table-column-properties fo:break-before="auto" style:column-width="0.7098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0.1528in"/>
    </style:style>
    <style:style style:name="co20" style:family="table-column">
      <style:table-column-properties fo:break-before="auto" style:column-width="0.8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2"/>
    <style:style style:name="ce3" style:family="table-cell" style:parent-style-name="Default" style:data-style-name="N117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18"/>
    <style:style style:name="ce5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7"/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6" table:number-columns-repeated="4" table:default-cell-style-name="ce4"/>
        <table:table-column table:style-name="co6" table:number-columns-repeated="6" table:default-cell-style-name="Default"/>
        <table:table-row table:style-name="ro1">
          <table:table-cell office:value-type="string">
            <text:p>Short Helical antenna</text:p>
          </table:table-cell>
          <table:table-cell table:number-columns-repeated="25"/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 table:number-columns-repeated="26"/>
          <table:table-cell table:style-name="Default" table:number-columns-repeated="4"/>
          <table:table-cell table:number-columns-repeated="6"/>
        </table:table-row>
        <table:table-row table:style-name="ro2">
          <table:table-cell table:style-name="ce1" table:number-columns-repeated="5"/>
          <table:table-cell table:style-name="ce1" office:value-type="string">
            <text:p>Phase vel</text:p>
          </table:table-cell>
          <table:table-cell table:style-name="ce1"/>
          <table:table-cell table:style-name="ce1" office:value-type="string">
            <text:p>(used)</text:p>
          </table:table-cell>
          <table:table-cell table:style-name="ce1" table:number-columns-repeated="6"/>
          <table:table-cell table:style-name="ce1" office:value-type="string">
            <text:p>(used)</text:p>
          </table:table-cell>
          <table:table-cell table:style-name="ce1" table:number-columns-repeated="3"/>
          <table:table-cell table:style-name="ce1" office:value-type="string">
            <text:p>(used)</text:p>
          </table:table-cell>
          <table:table-cell/>
          <table:table-cell table:style-name="ce1" table:number-columns-repeated="4"/>
          <table:table-cell table:style-name="ce1" office:value-type="string">
            <text:p>Start 1<text:span text:style-name="T1">st turn</text:span></text:p>
          </table:table-cell>
          <table:table-cell table:style-name="ce1"/>
          <table:table-cell table:style-name="ce1" office:value-type="string">
            <text:p>wire </text:p>
          </table:table-cell>
          <table:table-cell table:style-name="ce1" office:value-type="string">
            <text:p>wire </text:p>
          </table:table-cell>
          <table:table-cell table:style-name="ce1" office:value-type="string">
            <text:p>wire 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5"/>
          <table:table-cell table:style-name="ce3" office:value-type="float" office:value="0.97">
            <text:p>0.9700</text:p>
          </table:table-cell>
          <table:table-cell table:style-name="ce3"/>
          <table:table-cell table:style-name="ce3" office:value-type="float" office:value="0.3">
            <text:p>0.3000</text:p>
          </table:table-cell>
          <table:table-cell table:style-name="ce3"/>
          <table:table-cell table:style-name="ce1" table:number-columns-repeated="3"/>
          <table:table-cell table:style-name="ce1" office:value-type="string">
            <text:p>Circum</text:p>
          </table:table-cell>
          <table:table-cell table:style-name="ce1" office:value-type="string">
            <text:p>Circum</text:p>
          </table:table-cell>
          <table:table-cell table:style-name="ce1" office:value-type="string">
            <text:p>Circum</text:p>
          </table:table-cell>
          <table:table-cell table:style-name="ce1"/>
          <table:table-cell table:style-name="ce1" office:value-type="string">
            <text:p>Dia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Dia</text:p>
          </table:table-cell>
          <table:table-cell/>
          <table:table-cell table:style-name="ce1" office:value-type="string">
            <text:p>Gnd plane</text:p>
          </table:table-cell>
          <table:table-cell table:style-name="ce1" office:value-type="string">
            <text:p>Gnd plane</text:p>
          </table:table-cell>
          <table:table-cell table:style-name="ce1" office:value-type="string">
            <text:p>Gnd plane</text:p>
          </table:table-cell>
          <table:table-cell table:style-name="ce1"/>
          <table:table-cell table:style-name="ce5" office:value-type="string">
            <text:p>- gnd plane</text:p>
          </table:table-cell>
          <table:table-cell table:style-name="ce1" office:value-type="string">
            <text:p>Wire length</text:p>
          </table:table-cell>
          <table:table-cell table:style-name="ce5" office:value-type="string">
            <text:p>dia (min)</text:p>
          </table:table-cell>
          <table:table-cell table:style-name="ce5" office:value-type="string">
            <text:p>dia (max)</text:p>
          </table:table-cell>
          <table:table-cell table:style-name="ce5" office:value-type="string">
            <text:p>dia (used)</text:p>
          </table:table-cell>
          <table:table-cell table:style-name="ce1" office:value-type="string">
            <text:p>Dia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>
            <text:p>Freq (MHz)</text:p>
          </table:table-cell>
          <table:table-cell table:style-name="ce1" office:value-type="string">
            <text:p>wavelength</text:p>
          </table:table-cell>
          <table:table-cell table:style-name="ce1" office:value-type="string">
            <text:p>wavelength</text:p>
          </table:table-cell>
          <table:table-cell table:style-name="ce1" table:number-columns-repeated="2"/>
          <table:table-cell table:style-name="ce3" office:value-type="float" office:value="0.2126">
            <text:p>0.2126</text:p>
          </table:table-cell>
          <table:table-cell table:style-name="ce3" office:value-type="float" office:value="0.2867">
            <text:p>0.2867</text:p>
          </table:table-cell>
          <table:table-cell table:style-name="ce3" table:formula="of:=([.F6]+[.G6])/2" office:value-type="float" office:value="0.24965">
            <text:p>0.2497</text:p>
          </table:table-cell>
          <table:table-cell table:style-name="ce3"/>
          <table:table-cell table:style-name="ce3" office:value-type="float" office:value="1">
            <text:p>1.0000</text:p>
          </table:table-cell>
          <table:table-cell table:style-name="ce1" office:value-type="string">
            <text:p>Turns</text:p>
          </table:table-cell>
          <table:table-cell table:style-name="ce1"/>
          <table:table-cell table:style-name="ce3" office:value-type="float" office:value="0.74">
            <text:p>0.7400</text:p>
          </table:table-cell>
          <table:table-cell table:style-name="ce3" office:value-type="float" office:value="1.33">
            <text:p>1.3300</text:p>
          </table:table-cell>
          <table:table-cell table:style-name="ce3" office:value-type="float" office:value="1">
            <text:p>1.0000</text:p>
          </table:table-cell>
          <table:table-cell table:style-name="ce3" table:number-columns-repeated="4"/>
          <table:table-cell/>
          <table:table-cell table:style-name="ce3" office:value-type="float" office:value="0.8">
            <text:p>0.8000</text:p>
          </table:table-cell>
          <table:table-cell table:style-name="ce3" office:value-type="float" office:value="1.1">
            <text:p>1.1000</text:p>
          </table:table-cell>
          <table:table-cell table:style-name="ce3" office:value-type="float" office:value="0.9">
            <text:p>0.9000</text:p>
          </table:table-cell>
          <table:table-cell table:style-name="ce3"/>
          <table:table-cell table:style-name="ce3" office:value-type="float" office:value="0.125">
            <text:p>0.1250</text:p>
          </table:table-cell>
          <table:table-cell table:style-name="ce3"/>
          <table:table-cell table:style-name="ce3" office:value-type="float" office:value="0.006">
            <text:p>0.0060</text:p>
          </table:table-cell>
          <table:table-cell table:style-name="ce3" office:value-type="float" office:value="0.05">
            <text:p>0.0500</text:p>
          </table:table-cell>
          <table:table-cell office:value-type="float" office:value="0.125">
            <text:p>0.125</text:p>
          </table:table-cell>
          <table:table-cell table:style-name="ce5" office:value-type="string">
            <text:p>inside</text:p>
          </table:table-cell>
          <table:table-cell table:style-name="ce1" table:number-columns-repeated="3"/>
          <table:table-cell table:style-name="ce1" office:value-type="string">
            <text:p>Eng hdbk</text:p>
          </table:table-cell>
          <table:table-cell table:style-name="ce1" table:number-columns-repeated="2"/>
        </table:table-row>
        <table:table-row table:style-name="ro2">
          <table:table-cell table:style-name="ce1"/>
          <table:table-cell table:style-name="ce1" office:value-type="string">
            <text:p>cm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dia (in)</text:p>
          </table:table-cell>
          <table:table-cell table:style-name="ce1"/>
          <table:table-cell table:style-name="ce1" office:value-type="string">
            <text:p>S (.2126) (in)</text:p>
          </table:table-cell>
          <table:table-cell table:style-name="ce1" office:value-type="string">
            <text:p>S (.2867) (in)</text:p>
          </table:table-cell>
          <table:table-cell table:style-name="ce1" office:value-type="string">
            <text:p>S (used) (in)</text:p>
          </table:table-cell>
          <table:table-cell table:style-name="ce1"/>
          <table:table-cell table:style-name="ce1" office:value-type="string">
            <text:p>C(in)</text:p>
          </table:table-cell>
          <table:table-cell table:style-name="ce1" office:value-type="string">
            <text:p>n</text:p>
          </table:table-cell>
          <table:table-cell table:style-name="ce1" table:number-columns-repeated="9"/>
          <table:table-cell table:style-name="ce1" office:value-type="string">
            <text:p>G (in)</text:p>
          </table:table-cell>
          <table:table-cell table:style-name="ce1" office:value-type="string">
            <text:p>G (in)</text:p>
          </table:table-cell>
          <table:table-cell table:style-name="ce1" office:value-type="string">
            <text:p>G (used) (in)</text:p>
          </table:table-cell>
          <table:table-cell table:style-name="ce1"/>
          <table:table-cell table:style-name="ce1" office:value-type="string">
            <text:p>(in)</text:p>
          </table:table-cell>
          <table:table-cell table:style-name="ce1" office:value-type="string">
            <text:p>(in)</text:p>
          </table:table-cell>
          <table:table-cell table:style-name="ce1" table:number-columns-repeated="2"/>
          <table:table-cell table:style-name="ce6" table:formula="of:=[.AC6]/[.C8]" office:value-type="float" office:value="0.02555875">
            <text:p>0.0256</text:p>
          </table:table-cell>
          <table:table-cell table:style-name="ce1" office:value-type="string">
            <text:p>(in)</text:p>
          </table:table-cell>
          <table:table-cell table:style-name="ce1" office:value-type="string">
            <text:p>BW (deg)</text:p>
          </table:table-cell>
          <table:table-cell table:style-name="ce1" office:value-type="string">
            <text:p>BW (1<text:span text:style-name="T1">st</text:span> null)</text:p>
          </table:table-cell>
          <table:table-cell table:style-name="ce1" office:value-type="string">
            <text:p>Gain (dbi)</text:p>
          </table:table-cell>
          <table:table-cell table:style-name="ce1" office:value-type="string">
            <text:p>Gain</text:p>
          </table:table-cell>
          <table:table-cell table:style-name="ce1" table:number-columns-repeated="2"/>
        </table:table-row>
        <table:table-row table:style-name="ro1">
          <table:table-cell office:value-type="float" office:value="2415">
            <text:p>2415</text:p>
          </table:table-cell>
          <table:table-cell table:style-name="ce2" table:formula="of:=30000/[.A8]" office:value-type="float" office:value="12.4223602484472">
            <text:p>12.42</text:p>
          </table:table-cell>
          <table:table-cell table:style-name="ce2" table:formula="of:=[.B8]/2.54" office:value-type="float" office:value="4.89069301119969">
            <text:p>4.89</text:p>
          </table:table-cell>
          <table:table-cell table:style-name="ce2" table:formula="of:=[.C8]/3.14159265358979" office:value-type="float" office:value="1.55675593575483">
            <text:p>1.56</text:p>
          </table:table-cell>
          <table:table-cell table:style-name="ce2"/>
          <table:table-cell table:style-name="ce2" table:formula="of:=[.C8]*[.F$6]*[.F$5]" office:value-type="float" office:value="1.00856849415562">
            <text:p>1.01</text:p>
          </table:table-cell>
          <table:table-cell table:style-name="ce2" table:formula="of:=[.C8]*[.G$6]*[.F$5]" office:value-type="float" office:value="1.36009683572162">
            <text:p>1.36</text:p>
          </table:table-cell>
          <table:table-cell table:style-name="ce2" table:formula="of:=[.C8]*[.H$5]*[.F$5]" office:value-type="float" office:value="1.42319166625911">
            <text:p>1.42</text:p>
          </table:table-cell>
          <table:table-cell table:style-name="ce2"/>
          <table:table-cell table:style-name="ce2" table:formula="of:=[.C8]*[.J6]" office:value-type="float" office:value="4.89069301119969">
            <text:p>4.89</text:p>
          </table:table-cell>
          <table:table-cell office:value-type="float" office:value="6">
            <text:p>6</text:p>
          </table:table-cell>
          <table:table-cell/>
          <table:table-cell table:style-name="ce4" table:formula="of:=[.C8]*[.F5]*[.M$6]" office:value-type="float" office:value="3.51053944343914">
            <text:p>3.511</text:p>
          </table:table-cell>
          <table:table-cell table:style-name="ce4" table:formula="of:=[.C8]*[.F5]*[.N$6]" office:value-type="float" office:value="6.30948305374872">
            <text:p>6.309</text:p>
          </table:table-cell>
          <table:table-cell table:style-name="ce4" table:formula="of:=[.C8]*[.F5]*[.O$6]" office:value-type="float" office:value="4.7439722208637">
            <text:p>4.744</text:p>
          </table:table-cell>
          <table:table-cell table:style-name="ce4"/>
          <table:table-cell table:style-name="ce4" table:formula="of:=[.M8]/3.14159265" office:value-type="float" office:value="1.11743941196168">
            <text:p>1.117</text:p>
          </table:table-cell>
          <table:table-cell table:style-name="ce4" table:formula="of:=[.N8]/3.14159265" office:value-type="float" office:value="2.00837083501221">
            <text:p>2.008</text:p>
          </table:table-cell>
          <table:table-cell table:style-name="ce4" table:formula="of:=[.O8]/3.14159265" office:value-type="float" office:value="1.51005325940768">
            <text:p>1.510</text:p>
          </table:table-cell>
          <table:table-cell table:style-name="ce4"/>
          <table:table-cell table:style-name="ce4" table:formula="of:=[.C8]*[.U6]" office:value-type="float" office:value="3.91255440895975">
            <text:p>3.913</text:p>
          </table:table-cell>
          <table:table-cell table:style-name="ce4" table:formula="of:=[.C8]*[.V6]" office:value-type="float" office:value="5.37976231231966">
            <text:p>5.380</text:p>
          </table:table-cell>
          <table:table-cell table:style-name="ce4" table:formula="of:=[.C8]*[.W6]" office:value-type="float" office:value="4.40162371007972">
            <text:p>4.402</text:p>
          </table:table-cell>
          <table:table-cell table:style-name="ce4"/>
          <table:table-cell table:style-name="ce4" table:formula="of:=[.Y6]*[.C8]" office:value-type="float" office:value="0.611336626399961">
            <text:p>0.611</text:p>
          </table:table-cell>
          <table:table-cell table:style-name="ce4" table:formula="of:=[.K8]*SQRT([.O8]*[.O8]+[.H8]*[.H8])" office:value-type="float" office:value="29.7171144333445">
            <text:p>29.717</text:p>
          </table:table-cell>
          <table:table-cell table:formula="of:=[.C8]*[.AA6]" office:value-type="float" office:value="0.0293441580671981">
            <text:p>0.029</text:p>
          </table:table-cell>
          <table:table-cell table:formula="of:=[.C8]*[.AB6]" office:value-type="float" office:value="0.244534650559984">
            <text:p>0.245</text:p>
          </table:table-cell>
          <table:table-cell table:formula="of:=[.AC6]" office:value-type="float" office:value="0.125">
            <text:p>0.125</text:p>
          </table:table-cell>
          <table:table-cell table:formula="of:=[.S8]-[.AC8]" office:value-type="float" office:value="1.38505325940768">
            <text:p>1.385</text:p>
          </table:table-cell>
          <table:table-cell table:formula="of:=52/([.D8]*SQRT([.K8]*[.H8]) )" office:value-type="float" office:value="11.4307701521949">
            <text:p>11.43</text:p>
          </table:table-cell>
          <table:table-cell table:formula="of:=[.AE8]*(115/52)" office:value-type="float" office:value="25.2795878365848">
            <text:p>25.28</text:p>
          </table:table-cell>
          <table:table-cell table:formula="of:=11.8+10*LOG([.J$6]*[.J$6]*[.K8]*[.H$6])" office:value-type="float" office:value="13.5548282077477">
            <text:p>13.55</text:p>
          </table:table-cell>
          <table:table-cell table:formula="of:=15*[.K8]*(0.5*([.F8]+[.G8]))" office:value-type="float" office:value="106.589939844476">
            <text:p>106.59</text:p>
          </table:table-cell>
          <table:table-cell table:number-columns-repeated="2"/>
        </table:table-row>
        <table:table-row table:style-name="ro1">
          <table:table-cell table:number-columns-repeated="26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26"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0">
            <text:p>0</text:p>
          </table:table-cell>
          <table:table-cell table:formula="of:=[.Y8]" office:value-type="float" office:value="0.611336626399961">
            <text:p>0.611</text:p>
          </table:table-cell>
          <table:table-cell table:formula="of:=[.AA11]+[.H$8]*0.25" office:value-type="float" office:value="0.967134542964738">
            <text:p>0.967</text:p>
          </table:table-cell>
          <table:table-cell table:formula="of:=[.AB11]+[.H8]*0.25" office:value-type="float" office:value="1.32293245952952">
            <text:p>1.323</text:p>
          </table:table-cell>
          <table:table-cell table:formula="of:=[.AC11]+[.H8]*0.25" office:value-type="float" office:value="1.67873037609429">
            <text:p>1.679</text:p>
          </table:table-cell>
          <table:table-cell table:number-columns-repeated="6"/>
        </table:table-row>
        <table:table-row table:style-name="ro1">
          <table:table-cell table:number-columns-repeated="25"/>
          <table:table-cell office:value-type="float" office:value="1">
            <text:p>1</text:p>
          </table:table-cell>
          <table:table-cell table:formula="of:=[.AD11]+[.$H$8]*0.25" office:value-type="float" office:value="2.03452829265907">
            <text:p>2.035</text:p>
          </table:table-cell>
          <table:table-cell table:formula="of:=[.AA12]+[.$H$8]*0.25" office:value-type="float" office:value="2.39032620922385">
            <text:p>2.390</text:p>
          </table:table-cell>
          <table:table-cell table:formula="of:=[.AB12]+[.$H$8]*0.25" office:value-type="float" office:value="2.74612412578862">
            <text:p>2.746</text:p>
          </table:table-cell>
          <table:table-cell table:formula="of:=[.AC12]+[.$H$8]*0.25" office:value-type="float" office:value="3.1019220423534">
            <text:p>3.102</text:p>
          </table:table-cell>
          <table:table-cell table:number-columns-repeated="6"/>
        </table:table-row>
        <table:table-row table:style-name="ro1">
          <table:table-cell table:number-columns-repeated="25"/>
          <table:table-cell table:formula="of:=[.Z12]+1" office:value-type="float" office:value="2">
            <text:p>2</text:p>
          </table:table-cell>
          <table:table-cell table:formula="of:=[.AD12]+[.$H$8]*0.25" office:value-type="float" office:value="3.45771995891818">
            <text:p>3.458</text:p>
          </table:table-cell>
          <table:table-cell table:formula="of:=[.AA13]+[.$H$8]*0.25" office:value-type="float" office:value="3.81351787548296">
            <text:p>3.814</text:p>
          </table:table-cell>
          <table:table-cell table:formula="of:=[.AB13]+[.$H$8]*0.25" office:value-type="float" office:value="4.16931579204773">
            <text:p>4.169</text:p>
          </table:table-cell>
          <table:table-cell table:formula="of:=[.AC13]+[.$H$8]*0.25" office:value-type="float" office:value="4.52511370861251">
            <text:p>4.525</text:p>
          </table:table-cell>
          <table:table-cell table:number-columns-repeated="6"/>
        </table:table-row>
        <table:table-row table:style-name="ro1">
          <table:table-cell table:number-columns-repeated="25"/>
          <table:table-cell table:formula="of:=[.Z13]+1" office:value-type="float" office:value="3">
            <text:p>3</text:p>
          </table:table-cell>
          <table:table-cell table:formula="of:=[.AD13]+[.$H$8]*0.25" office:value-type="float" office:value="4.88091162517729">
            <text:p>4.881</text:p>
          </table:table-cell>
          <table:table-cell table:formula="of:=[.AA14]+[.$H$8]*0.25" office:value-type="float" office:value="5.23670954174207">
            <text:p>5.237</text:p>
          </table:table-cell>
          <table:table-cell table:formula="of:=[.AB14]+[.$H$8]*0.25" office:value-type="float" office:value="5.59250745830684">
            <text:p>5.593</text:p>
          </table:table-cell>
          <table:table-cell table:formula="of:=[.AC14]+[.$H$8]*0.25" office:value-type="float" office:value="5.94830537487162">
            <text:p>5.948</text:p>
          </table:table-cell>
          <table:table-cell table:number-columns-repeated="6"/>
        </table:table-row>
        <table:table-row table:style-name="ro1">
          <table:table-cell table:number-columns-repeated="25"/>
          <table:table-cell table:formula="of:=[.Z14]+1" office:value-type="float" office:value="4">
            <text:p>4</text:p>
          </table:table-cell>
          <table:table-cell table:formula="of:=[.AD14]+[.$H$8]*0.25" office:value-type="float" office:value="6.3041032914364">
            <text:p>6.304</text:p>
          </table:table-cell>
          <table:table-cell table:formula="of:=[.AA15]+[.$H$8]*0.25" office:value-type="float" office:value="6.65990120800117">
            <text:p>6.660</text:p>
          </table:table-cell>
          <table:table-cell table:formula="of:=[.AB15]+[.$H$8]*0.25" office:value-type="float" office:value="7.01569912456595">
            <text:p>7.016</text:p>
          </table:table-cell>
          <table:table-cell table:formula="of:=[.AC15]+[.$H$8]*0.25" office:value-type="float" office:value="7.37149704113073">
            <text:p>7.371</text:p>
          </table:table-cell>
          <table:table-cell table:number-columns-repeated="6"/>
        </table:table-row>
        <table:table-row table:style-name="ro1">
          <table:table-cell table:number-columns-repeated="25"/>
          <table:table-cell table:formula="of:=[.Z15]+1" office:value-type="float" office:value="5">
            <text:p>5</text:p>
          </table:table-cell>
          <table:table-cell table:formula="of:=[.AD15]+[.$H$8]*0.25" office:value-type="float" office:value="7.7272949576955">
            <text:p>7.727</text:p>
          </table:table-cell>
          <table:table-cell table:formula="of:=[.AA16]+[.$H$8]*0.25" office:value-type="float" office:value="8.08309287426028">
            <text:p>8.083</text:p>
          </table:table-cell>
          <table:table-cell table:formula="of:=[.AB16]+[.$H$8]*0.25" office:value-type="float" office:value="8.43889079082506">
            <text:p>8.439</text:p>
          </table:table-cell>
          <table:table-cell table:formula="of:=[.AC16]+[.$H$8]*0.25" office:value-type="float" office:value="8.79468870738983">
            <text:p>8.795</text:p>
          </table:table-cell>
          <table:table-cell table:number-columns-repeated="6"/>
        </table:table-row>
        <table:table-row table:style-name="ro1">
          <table:table-cell table:number-columns-repeated="25"/>
          <table:table-cell table:formula="of:=[.Z16]+1" office:value-type="float" office:value="6">
            <text:p>6</text:p>
          </table:table-cell>
          <table:table-cell table:formula="of:=[.AD16]+[.$H$8]*0.25" office:value-type="float" office:value="9.15048662395461">
            <text:p>9.150</text:p>
          </table:table-cell>
          <table:table-cell table:formula="of:=[.AA17]+[.$H$8]*0.25" office:value-type="float" office:value="9.50628454051939">
            <text:p>9.506</text:p>
          </table:table-cell>
          <table:table-cell table:formula="of:=[.AB17]+[.$H$8]*0.25" office:value-type="float" office:value="9.86208245708417">
            <text:p>9.862</text:p>
          </table:table-cell>
          <table:table-cell table:formula="of:=[.AC17]+[.$H$8]*0.25" office:value-type="float" office:value="10.2178803736489">
            <text:p>10.218</text:p>
          </table:table-cell>
          <table:table-cell table:number-columns-repeated="6"/>
        </table:table-row>
        <table:table-row table:style-name="ro1">
          <table:table-cell table:number-columns-repeated="25"/>
          <table:table-cell table:formula="of:=[.Z17]+1" office:value-type="float" office:value="7">
            <text:p>7</text:p>
          </table:table-cell>
          <table:table-cell table:formula="of:=[.AD17]+[.$H$8]*0.25" office:value-type="float" office:value="10.5736782902137">
            <text:p>10.574</text:p>
          </table:table-cell>
          <table:table-cell table:formula="of:=[.AA18]+[.$H$8]*0.25" office:value-type="float" office:value="10.9294762067785">
            <text:p>10.929</text:p>
          </table:table-cell>
          <table:table-cell table:formula="of:=[.AB18]+[.$H$8]*0.25" office:value-type="float" office:value="11.2852741233433">
            <text:p>11.285</text:p>
          </table:table-cell>
          <table:table-cell table:formula="of:=[.AC18]+[.$H$8]*0.25" office:value-type="float" office:value="11.6410720399081">
            <text:p>11.641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column table:style-name="co6" table:number-columns-repeated="4" table:default-cell-style-name="ce4"/>
        <table:table-row table:style-name="ro1">
          <table:table-cell/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Sheet1.Y8]" office:value-type="float" office:value="0.611336626399961">
            <text:p>0.611</text:p>
          </table:table-cell>
          <table:table-cell table:formula="of:=[Sheet1.H8]*0.25+[.B2]" office:value-type="float" office:value="0.967134542964738">
            <text:p>0.967</text:p>
          </table:table-cell>
          <table:table-cell table:formula="of:=[Sheet1.$H$8]*0.25+[.C2]" office:value-type="float" office:value="1.32293245952952">
            <text:p>1.323</text:p>
          </table:table-cell>
          <table:table-cell table:formula="of:=[Sheet1.$H$8]*0.25+[.D2]" office:value-type="float" office:value="1.67873037609429">
            <text:p>1.67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E2]+[Sheet1.$H$8]*0.25" office:value-type="float" office:value="2.03452829265907">
            <text:p>2.035</text:p>
          </table:table-cell>
          <table:table-cell table:formula="of:=[.B3]+[Sheet1.$H$8]*0.25" office:value-type="float" office:value="2.39032620922385">
            <text:p>2.390</text:p>
          </table:table-cell>
          <table:table-cell table:formula="of:=[.C3]+[Sheet1.$H$8]*0.25" office:value-type="float" office:value="2.74612412578862">
            <text:p>2.746</text:p>
          </table:table-cell>
          <table:table-cell table:formula="of:=[.D3]+[Sheet1.$H$8]*0.25" office:value-type="float" office:value="3.1019220423534">
            <text:p>3.102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table:formula="of:=[.E3]+[Sheet1.$H$8]*0.25" office:value-type="float" office:value="3.45771995891818">
            <text:p>3.458</text:p>
          </table:table-cell>
          <table:table-cell table:formula="of:=[.B4]+[Sheet1.$H$8]*0.25" office:value-type="float" office:value="3.81351787548296">
            <text:p>3.814</text:p>
          </table:table-cell>
          <table:table-cell table:formula="of:=[.C4]+[Sheet1.$H$8]*0.25" office:value-type="float" office:value="4.16931579204773">
            <text:p>4.169</text:p>
          </table:table-cell>
          <table:table-cell table:formula="of:=[.D4]+[Sheet1.$H$8]*0.25" office:value-type="float" office:value="4.52511370861251">
            <text:p>4.525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table:formula="of:=[.E4]+[Sheet1.$H$8]*0.25" office:value-type="float" office:value="4.88091162517729">
            <text:p>4.881</text:p>
          </table:table-cell>
          <table:table-cell table:formula="of:=[.B5]+[Sheet1.$H$8]*0.25" office:value-type="float" office:value="5.23670954174207">
            <text:p>5.237</text:p>
          </table:table-cell>
          <table:table-cell table:formula="of:=[.C5]+[Sheet1.$H$8]*0.25" office:value-type="float" office:value="5.59250745830684">
            <text:p>5.593</text:p>
          </table:table-cell>
          <table:table-cell table:formula="of:=[.D5]+[Sheet1.$H$8]*0.25" office:value-type="float" office:value="5.94830537487162">
            <text:p>5.948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table:formula="of:=[.E5]+[Sheet1.$H$8]*0.25" office:value-type="float" office:value="6.3041032914364">
            <text:p>6.304</text:p>
          </table:table-cell>
          <table:table-cell table:formula="of:=[.B6]+[Sheet1.$H$8]*0.25" office:value-type="float" office:value="6.65990120800117">
            <text:p>6.660</text:p>
          </table:table-cell>
          <table:table-cell table:formula="of:=[.C6]+[Sheet1.$H$8]*0.25" office:value-type="float" office:value="7.01569912456595">
            <text:p>7.016</text:p>
          </table:table-cell>
          <table:table-cell table:formula="of:=[.D6]+[Sheet1.$H$8]*0.25" office:value-type="float" office:value="7.37149704113073">
            <text:p>7.371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table:formula="of:=[.E6]+[Sheet1.$H$8]*0.25" office:value-type="float" office:value="7.7272949576955">
            <text:p>7.727</text:p>
          </table:table-cell>
          <table:table-cell table:formula="of:=[.B7]+[Sheet1.$H$8]*0.25" office:value-type="float" office:value="8.08309287426028">
            <text:p>8.083</text:p>
          </table:table-cell>
          <table:table-cell table:formula="of:=[.C7]+[Sheet1.$H$8]*0.25" office:value-type="float" office:value="8.43889079082506">
            <text:p>8.439</text:p>
          </table:table-cell>
          <table:table-cell table:formula="of:=[.D7]+[Sheet1.$H$8]*0.25" office:value-type="float" office:value="8.79468870738983">
            <text:p>8.795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table:formula="of:=[.E7]+[Sheet1.$H$8]*0.25" office:value-type="float" office:value="9.15048662395461">
            <text:p>9.150</text:p>
          </table:table-cell>
          <table:table-cell table:formula="of:=[.B8]+[Sheet1.$H$8]*0.25" office:value-type="float" office:value="9.50628454051939">
            <text:p>9.506</text:p>
          </table:table-cell>
          <table:table-cell table:formula="of:=[.C8]+[Sheet1.$H$8]*0.25" office:value-type="float" office:value="9.86208245708417">
            <text:p>9.862</text:p>
          </table:table-cell>
          <table:table-cell table:formula="of:=[.D8]+[Sheet1.$H$8]*0.25" office:value-type="float" office:value="10.2178803736489">
            <text:p>10.218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table:formula="of:=[.E8]+[Sheet1.$H$8]*0.25" office:value-type="float" office:value="10.5736782902137">
            <text:p>10.574</text:p>
          </table:table-cell>
          <table:table-cell table:formula="of:=[.B9]+[Sheet1.$H$8]*0.25" office:value-type="float" office:value="10.9294762067785">
            <text:p>10.929</text:p>
          </table:table-cell>
          <table:table-cell table:formula="of:=[.C9]+[Sheet1.$H$8]*0.25" office:value-type="float" office:value="11.2852741233433">
            <text:p>11.285</text:p>
          </table:table-cell>
          <table:table-cell table:formula="of:=[.D9]+[Sheet1.$H$8]*0.25" office:value-type="float" office:value="11.6410720399081">
            <text:p>11.641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05/10/2012</text:date>, <text:time>21:0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nald Haselwood</meta:initial-creator>
    <meta:creation-date>2011-03-26T19:12:44</meta:creation-date>
    <dc:date>2012-05-09T14:51:03</dc:date>
    <dc:creator>Donald Haselwood</dc:creator>
    <meta:editing-duration>PT09H09M07S</meta:editing-duration>
    <meta:editing-cycles>11</meta:editing-cycles>
    <meta:generator>OpenOffice.org/3.1$Linux OpenOffice.org_project/310m21$Build-9319</meta:generator>
    <meta:document-statistic meta:table-count="3" meta:cell-count="181" meta:object-count="0"/>
  </office:meta>
</office:document-meta>
</file>